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officeooo:paragraph-rsid="000a0946"/>
    </style:style>
    <style:style style:name="P3" style:family="paragraph" style:parent-style-name="Preformatted_20_Text">
      <style:text-properties fo:font-size="16pt" officeooo:rsid="000a0946" officeooo:paragraph-rsid="000a0946" style:font-size-asian="16pt" style:font-size-complex="16pt"/>
    </style:style>
    <style:style style:name="P4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36pt" officeooo:paragraph-rsid="000a0946" style:font-size-asian="36pt" style:font-size-complex="36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0a0946" officeooo:paragraph-rsid="000a0946" style:font-size-asian="16pt" style:font-size-complex="16pt"/>
    </style:style>
    <style:style style:name="P8" style:family="paragraph" style:parent-style-name="Preformatted_20_Text">
      <style:text-properties officeooo:paragraph-rsid="000a0946"/>
    </style:style>
    <style:style style:name="P9" style:family="paragraph" style:parent-style-name="Preformatted_20_Text">
      <style:text-properties officeooo:paragraph-rsid="000c7965"/>
    </style:style>
    <style:style style:name="P10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officeooo:rsid="000c7965"/>
    </style:style>
    <style:style style:name="T9" style:family="text">
      <style:text-properties fo:font-size="24pt" officeooo:rsid="000c7965" style:font-size-asian="24pt" style:font-size-complex="24pt"/>
    </style:style>
    <style:style style:name="T10" style:family="text">
      <style:text-properties fo:font-size="24pt" officeooo:rsid="000a0946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8">The Way I Am</text:span><text:span text:style-name="T1"> – </text:span><text:span text:style-name="T8">Ingrid Michelson</text:span></text:p>
      <text:p text:style-name="P4"/>
      <text:p text:style-name="P2"><text:span text:style-name="T3">[Intro] <text:s/></text:span><text:span text:style-name="T6">B</text:span><text:span text:style-name="T3"> <text:s/></text:span><text:span text:style-name="T6">|</text:span><text:span text:style-name="T3"> <text:s/></text:span><text:span text:style-name="T6">F#</text:span><text:span text:style-name="T3"> <text:s/></text:span><text:span text:style-name="T6">|</text:span><text:span text:style-name="T3"> <text:s/></text:span><text:span text:style-name="T6">B</text:span><text:span text:style-name="T3"> <text:s/></text:span><text:span text:style-name="T6">|</text:span><text:span text:style-name="T3"> <text:s/></text:span><text:span text:style-name="T6">F#</text:span></text:p>
      <text:p text:style-name="P1"/>
      <text:p text:style-name="P2"><text:span text:style-name="T3">[Verse] <text:s/></text:span><text:span text:style-name="T7"><text:s/></text:span><text:span text:style-name="T4">D | G | bm7 | A7</text:span></text:p>
      <text:p text:style-name="P2"><text:span text:style-name="T3"/></text:p>
      <text:p text:style-name="P9"><text:span text:style-name="T3">[</text:span><text:span text:style-name="T6">Chorus</text:span><text:span text:style-name="T3">] <text:s/></text:span></text:p>
      <text:p text:style-name="P9"><text:span text:style-name="T3"/></text:p>
      <text:p text:style-name="P9"><text:span text:style-name="T4">G | A7 | D | bm7 | G | Bb | A7 | D</text:span></text:p>
      <text:p text:style-name="P1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19:35.850929872</meta:print-date>
    <dc:date>2023-12-11T19:50:43.374729627</dc:date>
    <meta:editing-duration>PT12M9S</meta:editing-duration>
    <meta:editing-cycles>2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5" meta:word-count="38" meta:character-count="131" meta:non-whitespace-character-count="86"/>
  </office:meta>
</office:document-meta>
</file>